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ro14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Zircon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Idiomorphic - Hypidimorphic with square and rectangle sections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5">
            <text:p>Very high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 with brown section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One cleavage direction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4th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Partial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appreciab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1" table:style-name="ce6">
            <text:p>10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7">
            <text:p>Other important minerals in the thin section (%)</text:p>
          </table:table-cell>
          <table:table-cell office:value-type="string" table:style-name="ce5">
            <text:p>None 0%</text:p>
          </table:table-cell>
          <table:table-cell table:style-name="ce5"/>
          <table:table-cell table:number-columns-repeated="16381"/>
        </table:table-row>
        <table:table-row table:style-name="ro2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8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8">
            <text:p>General characteristics of the mineral</text:p>
          </table:table-cell>
          <table:table-cell office:value-type="string" table:style-name="ce5">
            <text:p>Zircon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9">
            <text:p>ZrSiO<text:span text:style-name="T1">4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Crystals that are usually hypidiomorphic or idiomorphic with prismatic and bipyramid habits can be rounded or corroded and sometimes cryptocrystalline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f</text:p>
          </table:table-cell>
          <table:table-cell office:value-type="string" table:style-name="ce5">
            <text:p>Very 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0">
            <text:p>Colorless but may present greenish or brownish t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5">
            <text:p>{110} imperfect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Alteration</text:p>
          </table:table-cell>
          <table:table-cell office:value-type="string" table:style-name="ce5">
            <text:p>Often included in biotite, where a black circle can be formed around zirconium (methamictic aureola) due to the loss of crystallinity due to the presence of radioactive elements (Th, U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4th order although it can be isotropized by metamictificatio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Very frequ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Posi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1:40:01Z</dc:date>
    <meta:editing-cycles>9</meta:editing-cycles>
    <meta:editing-duration>PT4012S</meta:editing-duration>
  </office:meta>
</office:document-meta>
</file>